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7.354cm" svg:height="11.661cm" svg:x="32.969cm" svg:y="1.806cm">
            <draw:object draw:notify-on-update-of-ranges="Arkusz1.A4:Arkusz1.A64 Arkusz1.B4:Arkusz1.B64 Arkusz1.A4:Arkusz1.A64 Arkusz1.L4:Arkusz1.L63 Arkusz1.M4:Arkusz1.M6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996cm" svg:height="9.005cm" svg:x="33.704cm" svg:y="16.707cm">
            <draw:object draw:notify-on-update-of-ranges="Arkusz1.F4:Arkusz1.F52 Arkusz1.G4:Arkusz1.G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565cm" svg:height="11.926cm" svg:x="53.56cm" svg:y="8.421cm">
            <draw:object draw:notify-on-update-of-ranges="Arkusz1.L4:Arkusz1.L46 Arkusz1.H4:Arkusz1.H52 Arkusz1.F4:Arkusz1.F52 Arkusz1.C4:Arkusz1.C64 Arkusz1.A4:Arkusz1.A64 Arkusz1.AN4:Arkusz1.AN32 Arkusz1.AM4:Arkusz1.AM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Biggest image</text:p>
          </table:table-cell>
          <table:table-cell table:number-columns-repeated="4"/>
          <table:table-cell office:value-type="string" calcext:value-type="string">
            <text:p>Smallest image</text:p>
          </table:table-cell>
          <table:table-cell table:number-columns-repeated="5"/>
          <table:table-cell office:value-type="string" calcext:value-type="string">
            <text:p>Square imag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mber of processor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Number of processor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up</text:p>
          </table:table-cell>
          <table:table-cell table:number-columns-repeated="3"/>
          <table:table-cell office:value-type="string" calcext:value-type="string">
            <text:p>ProcN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table:number-columns-repeated="24"/>
          <table:table-cell office:value-type="string" calcext:value-type="string">
            <text:p>Perfect scali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$B$4]/[.B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$G$4]/[.G4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,98</text:p>
          </table:table-cell>
          <table:table-cell table:formula="of:=[.$M$4]/[.M4]" office:value-type="float" office:value="1" calcext:value-type="float">
            <text:p>1</text:p>
          </table:table-cell>
          <table:table-cell/>
          <table:table-cell office:value-type="string" calcext:value-type="string">
            <text:p>Big image</text:p>
          </table:table-cell>
          <table:table-cell table:number-columns-repeated="2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8" calcext:value-type="float">
            <text:p>55,8</text:p>
          </table:table-cell>
          <table:table-cell table:formula="of:=[.$B$4]/[.B5]" office:value-type="float" office:value="1.84587813620072" calcext:value-type="float">
            <text:p>1,84587813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table:formula="of:=[.$G$4]/[.G5]" office:value-type="float" office:value="1.53846153846154" calcext:value-type="float">
            <text:p>1,53846153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M$4]/[.M5]" office:value-type="float" office:value="1.8725" calcext:value-type="float">
            <text:p>1,8725</text:p>
          </table:table-cell>
          <table:table-cell table:number-columns-repeated="2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$B$4]/[.B6]" office:value-type="float" office:value="2.86111111111111" calcext:value-type="float">
            <text:p>2,86111111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,34</text:p>
          </table:table-cell>
          <table:table-cell table:formula="of:=[.$G$4]/[.G6]" office:value-type="float" office:value="2.35294117647059" calcext:value-type="float">
            <text:p>2,352941176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68" calcext:value-type="float">
            <text:p>5,68</text:p>
          </table:table-cell>
          <table:table-cell table:formula="of:=[.$M$4]/[.M6]" office:value-type="float" office:value="2.63732394366197" calcext:value-type="float">
            <text:p>2,6373239437</text:p>
          </table:table-cell>
          <table:table-cell table:number-columns-repeated="2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$B$4]/[.B7]" office:value-type="float" office:value="3.81481481481481" calcext:value-type="float">
            <text:p>3,81481481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formula="of:=[.$G$4]/[.G7]" office:value-type="float" office:value="2.66666666666667" calcext:value-type="float">
            <text:p>2,66666666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57" calcext:value-type="float">
            <text:p>4,57</text:p>
          </table:table-cell>
          <table:table-cell table:formula="of:=[.$M$4]/[.M7]" office:value-type="float" office:value="3.27789934354486" calcext:value-type="float">
            <text:p>3,2778993435</text:p>
          </table:table-cell>
          <table:table-cell table:number-columns-repeated="2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table:formula="of:=[.$B$4]/[.B8]" office:value-type="float" office:value="4.76851851851852" calcext:value-type="float">
            <text:p>4,76851851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,36</text:p>
          </table:table-cell>
          <table:table-cell table:formula="of:=[.$G$4]/[.G8]" office:value-type="float" office:value="2.22222222222222" calcext:value-type="float">
            <text:p>2,22222222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57" calcext:value-type="float">
            <text:p>3,57</text:p>
          </table:table-cell>
          <table:table-cell table:formula="of:=[.$M$4]/[.M8]" office:value-type="float" office:value="4.19607843137255" calcext:value-type="float">
            <text:p>4,1960784314</text:p>
          </table:table-cell>
          <table:table-cell table:number-columns-repeated="2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4" calcext:value-type="float">
            <text:p>21,4</text:p>
          </table:table-cell>
          <table:table-cell table:formula="of:=[.$B$4]/[.B9]" office:value-type="float" office:value="4.81308411214953" calcext:value-type="float">
            <text:p>4,81308411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,28</text:p>
          </table:table-cell>
          <table:table-cell table:formula="of:=[.$G$4]/[.G9]" office:value-type="float" office:value="2.85714285714286" calcext:value-type="float">
            <text:p>2,85714285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.36" calcext:value-type="float">
            <text:p>3,36</text:p>
          </table:table-cell>
          <table:table-cell table:formula="of:=[.$M$4]/[.M9]" office:value-type="float" office:value="4.45833333333333" calcext:value-type="float">
            <text:p>4,4583333333</text:p>
          </table:table-cell>
          <table:table-cell table:number-columns-repeated="2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,6</text:p>
          </table:table-cell>
          <table:table-cell table:formula="of:=[.$B$4]/[.B10]" office:value-type="float" office:value="6.6025641025641" calcext:value-type="float">
            <text:p>6,60256410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,31</text:p>
          </table:table-cell>
          <table:table-cell table:formula="of:=[.$G$4]/[.G10]" office:value-type="float" office:value="2.58064516129032" calcext:value-type="float">
            <text:p>2,58064516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formula="of:=[.$M$4]/[.M10]" office:value-type="float" office:value="5.54814814814815" calcext:value-type="float">
            <text:p>5,5481481481</text:p>
          </table:table-cell>
          <table:table-cell table:number-columns-repeated="2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,7</text:p>
          </table:table-cell>
          <table:table-cell table:formula="of:=[.$B$4]/[.B11]" office:value-type="float" office:value="7.51824817518248" calcext:value-type="float">
            <text:p>7,51824817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,21</text:p>
          </table:table-cell>
          <table:table-cell table:formula="of:=[.$G$4]/[.G11]" office:value-type="float" office:value="3.80952380952381" calcext:value-type="float">
            <text:p>3,809523809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,61</text:p>
          </table:table-cell>
          <table:table-cell table:formula="of:=[.$M$4]/[.M11]" office:value-type="float" office:value="5.73946360153257" calcext:value-type="float">
            <text:p>5,7394636015</text:p>
          </table:table-cell>
          <table:table-cell table:number-columns-repeated="2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22" calcext:value-type="float">
            <text:p>13,22</text:p>
          </table:table-cell>
          <table:table-cell table:formula="of:=[.$B$4]/[.B12]" office:value-type="float" office:value="7.79122541603631" calcext:value-type="float">
            <text:p>7,7912254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177" calcext:value-type="float">
            <text:p>0,177</text:p>
          </table:table-cell>
          <table:table-cell table:formula="of:=[.$G$4]/[.G12]" office:value-type="float" office:value="4.51977401129944" calcext:value-type="float">
            <text:p>4,51977401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33" calcext:value-type="float">
            <text:p>2,33</text:p>
          </table:table-cell>
          <table:table-cell table:formula="of:=[.$M$4]/[.M12]" office:value-type="float" office:value="6.42918454935622" calcext:value-type="float">
            <text:p>6,4291845494</text:p>
          </table:table-cell>
          <table:table-cell table:number-columns-repeated="2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,8</text:p>
          </table:table-cell>
          <table:table-cell table:formula="of:=[.$B$4]/[.B13]" office:value-type="float" office:value="8.72881355932203" calcext:value-type="float">
            <text:p>8,72881355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formula="of:=[.$G$4]/[.G13]" office:value-type="float" office:value="2.66666666666667" calcext:value-type="float">
            <text:p>2,66666666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table:formula="of:=[.$M$4]/[.M13]" office:value-type="float" office:value="4.08174386920981" calcext:value-type="float">
            <text:p>4,0817438692</text:p>
          </table:table-cell>
          <table:table-cell table:number-columns-repeated="24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,4</text:p>
          </table:table-cell>
          <table:table-cell table:formula="of:=[.$B$4]/[.B14]" office:value-type="float" office:value="9.90384615384615" calcext:value-type="float">
            <text:p>9,903846153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,27</text:p>
          </table:table-cell>
          <table:table-cell table:formula="of:=[.$G$4]/[.G14]" office:value-type="float" office:value="2.96296296296296" calcext:value-type="float">
            <text:p>2,9629629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formula="of:=[.$M$4]/[.M14]" office:value-type="float" office:value="4.04864864864865" calcext:value-type="float">
            <text:p>4,0486486486</text:p>
          </table:table-cell>
          <table:table-cell table:number-columns-repeated="24"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77" calcext:value-type="float">
            <text:p>10,77</text:p>
          </table:table-cell>
          <table:table-cell table:formula="of:=[.$B$4]/[.B15]" office:value-type="float" office:value="9.5636025998143" calcext:value-type="float">
            <text:p>9,563602599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,37</text:p>
          </table:table-cell>
          <table:table-cell table:formula="of:=[.$G$4]/[.G15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27" calcext:value-type="float">
            <text:p>3,27</text:p>
          </table:table-cell>
          <table:table-cell table:formula="of:=[.$M$4]/[.M15]" office:value-type="float" office:value="4.58103975535168" calcext:value-type="float">
            <text:p>4,5810397554</text:p>
          </table:table-cell>
          <table:table-cell table:number-columns-repeated="24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41" calcext:value-type="float">
            <text:p>9,41</text:p>
          </table:table-cell>
          <table:table-cell table:formula="of:=[.$B$4]/[.B16]" office:value-type="float" office:value="10.9458023379384" calcext:value-type="float">
            <text:p>10,94580233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,15</text:p>
          </table:table-cell>
          <table:table-cell table:formula="of:=[.$G$4]/[.G16]" office:value-type="float" office:value="5.33333333333333" calcext:value-type="float">
            <text:p>5,333333333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formula="of:=[.$M$4]/[.M16]" office:value-type="float" office:value="4.68125" calcext:value-type="float">
            <text:p>4,68125</text:p>
          </table:table-cell>
          <table:table-cell table:number-columns-repeated="24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5" calcext:value-type="float">
            <text:p>9,25</text:p>
          </table:table-cell>
          <table:table-cell table:formula="of:=[.$B$4]/[.B17]" office:value-type="float" office:value="11.1351351351351" calcext:value-type="float">
            <text:p>11,135135135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,19</text:p>
          </table:table-cell>
          <table:table-cell table:formula="of:=[.$G$4]/[.G17]" office:value-type="float" office:value="4.21052631578947" calcext:value-type="float">
            <text:p>4,21052631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.94" calcext:value-type="float">
            <text:p>2,94</text:p>
          </table:table-cell>
          <table:table-cell table:formula="of:=[.$M$4]/[.M17]" office:value-type="float" office:value="5.0952380952381" calcext:value-type="float">
            <text:p>5,0952380952</text:p>
          </table:table-cell>
          <table:table-cell table:number-columns-repeated="24"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9" calcext:value-type="float">
            <text:p>8,9</text:p>
          </table:table-cell>
          <table:table-cell table:formula="of:=[.$B$4]/[.B18]" office:value-type="float" office:value="11.5730337078652" calcext:value-type="float">
            <text:p>11,573033707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37" calcext:value-type="float">
            <text:p>0,37</text:p>
          </table:table-cell>
          <table:table-cell table:formula="of:=[.$G$4]/[.G18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.89" calcext:value-type="float">
            <text:p>2,89</text:p>
          </table:table-cell>
          <table:table-cell table:formula="of:=[.$M$4]/[.M18]" office:value-type="float" office:value="5.18339100346021" calcext:value-type="float">
            <text:p>5,1833910035</text:p>
          </table:table-cell>
          <table:table-cell table:number-columns-repeated="24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formula="of:=[.$B$4]/[.B19]" office:value-type="float" office:value="12.2619047619048" calcext:value-type="float">
            <text:p>12,26190476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44" calcext:value-type="float">
            <text:p>0,44</text:p>
          </table:table-cell>
          <table:table-cell table:formula="of:=[.$G$4]/[.G19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72" calcext:value-type="float">
            <text:p>2,72</text:p>
          </table:table-cell>
          <table:table-cell table:formula="of:=[.$M$4]/[.M19]" office:value-type="float" office:value="5.50735294117647" calcext:value-type="float">
            <text:p>5,5073529412</text:p>
          </table:table-cell>
          <table:table-cell table:number-columns-repeated="10"/>
          <table:table-cell office:value-type="string" calcext:value-type="string">
            <text:p>Speedup</text:p>
          </table:table-cell>
          <table:table-cell table:number-columns-repeated="13"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9" calcext:value-type="float">
            <text:p>6,9</text:p>
          </table:table-cell>
          <table:table-cell table:formula="of:=[.$B$4]/[.B20]" office:value-type="float" office:value="14.9275362318841" calcext:value-type="float">
            <text:p>14,92753623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,22</text:p>
          </table:table-cell>
          <table:table-cell table:formula="of:=[.$G$4]/[.G20]" office:value-type="float" office:value="3.63636363636364" calcext:value-type="float">
            <text:p>3,63636363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62" calcext:value-type="float">
            <text:p>2,62</text:p>
          </table:table-cell>
          <table:table-cell table:formula="of:=[.$M$4]/[.M20]" office:value-type="float" office:value="5.7175572519084" calcext:value-type="float">
            <text:p>5,7175572519</text:p>
          </table:table-cell>
          <table:table-cell table:number-columns-repeated="24"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" calcext:value-type="float">
            <text:p>7,6</text:p>
          </table:table-cell>
          <table:table-cell table:formula="of:=[.$B$4]/[.B21]" office:value-type="float" office:value="13.5526315789474" calcext:value-type="float">
            <text:p>13,552631578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44" calcext:value-type="float">
            <text:p>0,44</text:p>
          </table:table-cell>
          <table:table-cell table:formula="of:=[.$G$4]/[.G21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.85" calcext:value-type="float">
            <text:p>1,85</text:p>
          </table:table-cell>
          <table:table-cell table:formula="of:=[.$M$4]/[.M21]" office:value-type="float" office:value="8.0972972972973" calcext:value-type="float">
            <text:p>8,0972972973</text:p>
          </table:table-cell>
          <table:table-cell table:number-columns-repeated="24"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,3</text:p>
          </table:table-cell>
          <table:table-cell table:formula="of:=[.$B$4]/[.B22]" office:value-type="float" office:value="14.1095890410959" calcext:value-type="float">
            <text:p>14,10958904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7" calcext:value-type="float">
            <text:p>0,37</text:p>
          </table:table-cell>
          <table:table-cell table:formula="of:=[.$G$4]/[.G22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.59" calcext:value-type="float">
            <text:p>2,59</text:p>
          </table:table-cell>
          <table:table-cell table:formula="of:=[.$M$4]/[.M22]" office:value-type="float" office:value="5.78378378378378" calcext:value-type="float">
            <text:p>5,7837837838</text:p>
          </table:table-cell>
          <table:table-cell table:number-columns-repeated="24"/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$B$4]/[.B23]" office:value-type="float" office:value="14.7142857142857" calcext:value-type="float">
            <text:p>14,714285714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33" calcext:value-type="float">
            <text:p>0,33</text:p>
          </table:table-cell>
          <table:table-cell table:formula="of:=[.$G$4]/[.G23]" office:value-type="float" office:value="2.42424242424242" calcext:value-type="float">
            <text:p>2,42424242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68" calcext:value-type="float">
            <text:p>2,68</text:p>
          </table:table-cell>
          <table:table-cell table:formula="of:=[.$M$4]/[.M23]" office:value-type="float" office:value="5.58955223880597" calcext:value-type="float">
            <text:p>5,5895522388</text:p>
          </table:table-cell>
          <table:table-cell table:number-columns-repeated="24"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1" calcext:value-type="float">
            <text:p>9,1</text:p>
          </table:table-cell>
          <table:table-cell table:formula="of:=[.$B$4]/[.B24]" office:value-type="float" office:value="11.3186813186813" calcext:value-type="float">
            <text:p>11,318681318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49" calcext:value-type="float">
            <text:p>0,49</text:p>
          </table:table-cell>
          <table:table-cell table:formula="of:=[.$G$4]/[.G24]" office:value-type="float" office:value="1.63265306122449" calcext:value-type="float">
            <text:p>1,632653061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.47" calcext:value-type="float">
            <text:p>1,47</text:p>
          </table:table-cell>
          <table:table-cell table:formula="of:=[.$M$4]/[.M24]" office:value-type="float" office:value="10.1904761904762" calcext:value-type="float">
            <text:p>10,1904761905</text:p>
          </table:table-cell>
          <table:table-cell table:number-columns-repeated="24"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9" calcext:value-type="float">
            <text:p>8,9</text:p>
          </table:table-cell>
          <table:table-cell table:formula="of:=[.$B$4]/[.B25]" office:value-type="float" office:value="11.5730337078652" calcext:value-type="float">
            <text:p>11,573033707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38" calcext:value-type="float">
            <text:p>0,38</text:p>
          </table:table-cell>
          <table:table-cell table:formula="of:=[.$G$4]/[.G25]" office:value-type="float" office:value="2.10526315789474" calcext:value-type="float">
            <text:p>2,105263157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,56</text:p>
          </table:table-cell>
          <table:table-cell table:formula="of:=[.$M$4]/[.M25]" office:value-type="float" office:value="9.6025641025641" calcext:value-type="float">
            <text:p>9,6025641026</text:p>
          </table:table-cell>
          <table:table-cell table:number-columns-repeated="24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formula="of:=[.$B$4]/[.B26]" office:value-type="float" office:value="19.0740740740741" calcext:value-type="float">
            <text:p>19,074074074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table:formula="of:=[.$G$4]/[.G26]" office:value-type="float" office:value="1.6" calcext:value-type="float">
            <text:p>1,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.05" calcext:value-type="float">
            <text:p>2,05</text:p>
          </table:table-cell>
          <table:table-cell table:formula="of:=[.$M$4]/[.M26]" office:value-type="float" office:value="7.30731707317073" calcext:value-type="float">
            <text:p>7,3073170732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,3</text:p>
          </table:table-cell>
          <table:table-cell table:formula="of:=[.$B$4]/[.B27]" office:value-type="float" office:value="11.0752688172043" calcext:value-type="float">
            <text:p>11,075268817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46" calcext:value-type="float">
            <text:p>0,46</text:p>
          </table:table-cell>
          <table:table-cell table:formula="of:=[.$G$4]/[.G27]" office:value-type="float" office:value="1.73913043478261" calcext:value-type="float">
            <text:p>1,73913043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8.55" calcext:value-type="float">
            <text:p>8,55</text:p>
          </table:table-cell>
          <table:table-cell table:formula="of:=[.$M$4]/[.M27]" office:value-type="float" office:value="1.75204678362573" calcext:value-type="float">
            <text:p>1,7520467836</text:p>
          </table:table-cell>
          <table:table-cell table:number-columns-repeated="24"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17" calcext:value-type="float">
            <text:p>8,17</text:p>
          </table:table-cell>
          <table:table-cell table:formula="of:=[.$B$4]/[.B28]" office:value-type="float" office:value="12.6070991432069" calcext:value-type="float">
            <text:p>12,607099143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,16</text:p>
          </table:table-cell>
          <table:table-cell table:formula="of:=[.$G$4]/[.G28]"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.94" calcext:value-type="float">
            <text:p>1,94</text:p>
          </table:table-cell>
          <table:table-cell table:formula="of:=[.$M$4]/[.M28]" office:value-type="float" office:value="7.72164948453608" calcext:value-type="float">
            <text:p>7,7216494845</text:p>
          </table:table-cell>
          <table:table-cell table:number-columns-repeated="24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8" calcext:value-type="float">
            <text:p>8,8</text:p>
          </table:table-cell>
          <table:table-cell table:formula="of:=[.$B$4]/[.B29]" office:value-type="float" office:value="11.7045454545455" calcext:value-type="float">
            <text:p>11,704545454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42" calcext:value-type="float">
            <text:p>0,42</text:p>
          </table:table-cell>
          <table:table-cell table:formula="of:=[.$G$4]/[.G29]" office:value-type="float" office:value="1.90476190476191" calcext:value-type="float">
            <text:p>1,904761904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.19" calcext:value-type="float">
            <text:p>2,19</text:p>
          </table:table-cell>
          <table:table-cell table:formula="of:=[.$M$4]/[.M29]" office:value-type="float" office:value="6.84018264840183" calcext:value-type="float">
            <text:p>6,8401826484</text:p>
          </table:table-cell>
          <table:table-cell table:number-columns-repeated="24"/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3" calcext:value-type="float">
            <text:p>5,3</text:p>
          </table:table-cell>
          <table:table-cell table:formula="of:=[.$B$4]/[.B30]" office:value-type="float" office:value="19.4339622641509" calcext:value-type="float">
            <text:p>19,433962264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5" calcext:value-type="float">
            <text:p>0,45</text:p>
          </table:table-cell>
          <table:table-cell table:formula="of:=[.$G$4]/[.G30]" office:value-type="float" office:value="1.77777777777778" calcext:value-type="float">
            <text:p>1,777777777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.13" calcext:value-type="float">
            <text:p>2,13</text:p>
          </table:table-cell>
          <table:table-cell table:formula="of:=[.$M$4]/[.M30]" office:value-type="float" office:value="7.03286384976526" calcext:value-type="float">
            <text:p>7,0328638498</text:p>
          </table:table-cell>
          <table:table-cell table:number-columns-repeated="24"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4" calcext:value-type="float">
            <text:p>7,4</text:p>
          </table:table-cell>
          <table:table-cell table:formula="of:=[.$B$4]/[.B31]" office:value-type="float" office:value="13.9189189189189" calcext:value-type="float">
            <text:p>13,918918918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74" calcext:value-type="float">
            <text:p>0,74</text:p>
          </table:table-cell>
          <table:table-cell table:formula="of:=[.$G$4]/[.G31]" office:value-type="float" office:value="1.08108108108108" calcext:value-type="float">
            <text:p>1,081081081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84" calcext:value-type="float">
            <text:p>1,84</text:p>
          </table:table-cell>
          <table:table-cell table:formula="of:=[.$M$4]/[.M31]" office:value-type="float" office:value="8.14130434782609" calcext:value-type="float">
            <text:p>8,1413043478</text:p>
          </table:table-cell>
          <table:table-cell table:number-columns-repeated="24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" calcext:value-type="float">
            <text:p>5,2</text:p>
          </table:table-cell>
          <table:table-cell table:formula="of:=[.$B$4]/[.B32]" office:value-type="float" office:value="19.8076923076923" calcext:value-type="float">
            <text:p>19,807692307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23" calcext:value-type="float">
            <text:p>0,23</text:p>
          </table:table-cell>
          <table:table-cell table:formula="of:=[.$G$4]/[.G32]" office:value-type="float" office:value="3.47826086956522" calcext:value-type="float">
            <text:p>3,478260869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.9" calcext:value-type="float">
            <text:p>1,9</text:p>
          </table:table-cell>
          <table:table-cell table:formula="of:=[.$M$4]/[.M32]" office:value-type="float" office:value="7.88421052631579" calcext:value-type="float">
            <text:p>7,8842105263</text:p>
          </table:table-cell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4" calcext:value-type="float">
            <text:p>8,4</text:p>
          </table:table-cell>
          <table:table-cell table:formula="of:=[.$B$4]/[.B33]" office:value-type="float" office:value="12.2619047619048" calcext:value-type="float">
            <text:p>12,261904761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46" calcext:value-type="float">
            <text:p>0,46</text:p>
          </table:table-cell>
          <table:table-cell table:formula="of:=[.$G$4]/[.G33]" office:value-type="float" office:value="1.73913043478261" calcext:value-type="float">
            <text:p>1,739130434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 table:formula="of:=[.$M$4]/[.M33]" office:value-type="float" office:value="7.88421052631579" calcext:value-type="float">
            <text:p>7,8842105263</text:p>
          </table:table-cell>
          <table:table-cell table:number-columns-repeated="2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" calcext:value-type="float">
            <text:p>5,6</text:p>
          </table:table-cell>
          <table:table-cell table:formula="of:=[.$B$4]/[.B34]" office:value-type="float" office:value="18.3928571428571" calcext:value-type="float">
            <text:p>18,392857142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33" calcext:value-type="float">
            <text:p>0,33</text:p>
          </table:table-cell>
          <table:table-cell table:formula="of:=[.$G$4]/[.G34]" office:value-type="float" office:value="2.42424242424242" calcext:value-type="float">
            <text:p>2,424242424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7.65" calcext:value-type="float">
            <text:p>7,65</text:p>
          </table:table-cell>
          <table:table-cell table:formula="of:=[.$M$4]/[.M34]" office:value-type="float" office:value="1.95816993464052" calcext:value-type="float">
            <text:p>1,9581699346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,4</text:p>
          </table:table-cell>
          <table:table-cell table:formula="of:=[.$B$4]/[.B35]" office:value-type="float" office:value="19.0740740740741" calcext:value-type="float">
            <text:p>19,074074074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,28</text:p>
          </table:table-cell>
          <table:table-cell table:formula="of:=[.$G$4]/[.G35]" office:value-type="float" office:value="2.85714285714286" calcext:value-type="float">
            <text:p>2,857142857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,5</text:p>
          </table:table-cell>
          <table:table-cell table:formula="of:=[.$M$4]/[.M35]" office:value-type="float" office:value="9.98666666666667" calcext:value-type="float">
            <text:p>9,9866666667</text:p>
          </table:table-cell>
          <table:table-cell table:number-columns-repeated="2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,3</text:p>
          </table:table-cell>
          <table:table-cell table:formula="of:=[.$B$4]/[.B36]" office:value-type="float" office:value="16.3492063492063" calcext:value-type="float">
            <text:p>16,349206349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table:formula="of:=[.$G$4]/[.G36]" office:value-type="float" office:value="1.33333333333333" calcext:value-type="float">
            <text:p>1,33333333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7.46" calcext:value-type="float">
            <text:p>7,46</text:p>
          </table:table-cell>
          <table:table-cell table:formula="of:=[.$M$4]/[.M36]" office:value-type="float" office:value="2.00804289544236" calcext:value-type="float">
            <text:p>2,0080428954</text:p>
          </table:table-cell>
          <table:table-cell table:number-columns-repeated="2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8" calcext:value-type="float">
            <text:p>7,8</text:p>
          </table:table-cell>
          <table:table-cell table:formula="of:=[.$B$4]/[.B37]" office:value-type="float" office:value="13.2051282051282" calcext:value-type="float">
            <text:p>13,205128205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,26</text:p>
          </table:table-cell>
          <table:table-cell table:formula="of:=[.$G$4]/[.G37]" office:value-type="float" office:value="3.07692307692308" calcext:value-type="float">
            <text:p>3,076923076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.5" calcext:value-type="float">
            <text:p>1,5</text:p>
          </table:table-cell>
          <table:table-cell table:formula="of:=[.$M$4]/[.M37]" office:value-type="float" office:value="9.98666666666667" calcext:value-type="float">
            <text:p>9,9866666667</text:p>
          </table:table-cell>
          <table:table-cell table:number-columns-repeated="2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8" calcext:value-type="float">
            <text:p>6,8</text:p>
          </table:table-cell>
          <table:table-cell table:formula="of:=[.$B$4]/[.B38]" office:value-type="float" office:value="15.1470588235294" calcext:value-type="float">
            <text:p>15,147058823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1" calcext:value-type="float">
            <text:p>0,61</text:p>
          </table:table-cell>
          <table:table-cell table:formula="of:=[.$G$4]/[.G38]" office:value-type="float" office:value="1.31147540983607" calcext:value-type="float">
            <text:p>1,311475409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3" calcext:value-type="float">
            <text:p>2,23</text:p>
          </table:table-cell>
          <table:table-cell table:formula="of:=[.$M$4]/[.M38]" office:value-type="float" office:value="6.71748878923767" calcext:value-type="float">
            <text:p>6,7174887892</text:p>
          </table:table-cell>
          <table:table-cell table:number-columns-repeated="2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" calcext:value-type="float">
            <text:p>6,7</text:p>
          </table:table-cell>
          <table:table-cell table:formula="of:=[.$B$4]/[.B39]" office:value-type="float" office:value="15.3731343283582" calcext:value-type="float">
            <text:p>15,373134328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53" calcext:value-type="float">
            <text:p>0,53</text:p>
          </table:table-cell>
          <table:table-cell table:formula="of:=[.$G$4]/[.G39]" office:value-type="float" office:value="1.50943396226415" calcext:value-type="float">
            <text:p>1,509433962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,6</text:p>
          </table:table-cell>
          <table:table-cell table:formula="of:=[.$M$4]/[.M39]" office:value-type="float" office:value="9.3625" calcext:value-type="float">
            <text:p>9,3625</text:p>
          </table:table-cell>
          <table:table-cell/>
          <table:table-cell office:value-type="string" calcext:value-type="string">
            <text:p>Small image</text:p>
          </table:table-cell>
          <table:table-cell table:number-columns-repeated="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34" calcext:value-type="float">
            <text:p>7,34</text:p>
          </table:table-cell>
          <table:table-cell table:formula="of:=[.$B$4]/[.B40]" office:value-type="float" office:value="14.0326975476839" calcext:value-type="float">
            <text:p>14,032697547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table:formula="of:=[.$G$4]/[.G40]" office:value-type="float" office:value="1.6" calcext:value-type="float">
            <text:p>1,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53" calcext:value-type="float">
            <text:p>2,53</text:p>
          </table:table-cell>
          <table:table-cell table:formula="of:=[.$M$4]/[.M40]" office:value-type="float" office:value="5.92094861660079" calcext:value-type="float">
            <text:p>5,9209486166</text:p>
          </table:table-cell>
          <table:table-cell table:number-columns-repeated="2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53" calcext:value-type="float">
            <text:p>6,53</text:p>
          </table:table-cell>
          <table:table-cell table:formula="of:=[.$B$4]/[.B41]" office:value-type="float" office:value="15.7733537519142" calcext:value-type="float">
            <text:p>15,773353751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37" calcext:value-type="float">
            <text:p>0,37</text:p>
          </table:table-cell>
          <table:table-cell table:formula="of:=[.$G$4]/[.G41]" office:value-type="float" office:value="2.16216216216216" calcext:value-type="float">
            <text:p>2,162162162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formula="of:=[.$M$4]/[.M41]" office:value-type="float" office:value="8.32222222222222" calcext:value-type="float">
            <text:p>8,3222222222</text:p>
          </table:table-cell>
          <table:table-cell table:number-columns-repeated="2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,5</text:p>
          </table:table-cell>
          <table:table-cell table:formula="of:=[.$B$4]/[.B42]" office:value-type="float" office:value="13.7333333333333" calcext:value-type="float">
            <text:p>13,733333333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49" calcext:value-type="float">
            <text:p>0,49</text:p>
          </table:table-cell>
          <table:table-cell table:formula="of:=[.$G$4]/[.G42]" office:value-type="float" office:value="1.63265306122449" calcext:value-type="float">
            <text:p>1,632653061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table:formula="of:=[.$M$4]/[.M42]" office:value-type="float" office:value="9.98666666666667" calcext:value-type="float">
            <text:p>9,9866666667</text:p>
          </table:table-cell>
          <table:table-cell table:number-columns-repeated="2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  <table:table-cell table:formula="of:=[.$B$4]/[.B43]" office:value-type="float" office:value="15.8461538461538" calcext:value-type="float">
            <text:p>15,846153846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,48</text:p>
          </table:table-cell>
          <table:table-cell table:formula="of:=[.$G$4]/[.G43]" office:value-type="float" office:value="1.66666666666667" calcext:value-type="float">
            <text:p>1,666666666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.6" calcext:value-type="float">
            <text:p>8,6</text:p>
          </table:table-cell>
          <table:table-cell table:formula="of:=[.$M$4]/[.M43]" office:value-type="float" office:value="1.74186046511628" calcext:value-type="float">
            <text:p>1,7418604651</text:p>
          </table:table-cell>
          <table:table-cell table:number-columns-repeated="2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" calcext:value-type="float">
            <text:p>6,6</text:p>
          </table:table-cell>
          <table:table-cell table:formula="of:=[.$B$4]/[.B44]" office:value-type="float" office:value="15.6060606060606" calcext:value-type="float">
            <text:p>15,606060606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,75</text:p>
          </table:table-cell>
          <table:table-cell table:formula="of:=[.$G$4]/[.G44]" office:value-type="float" office:value="1.06666666666667" calcext:value-type="float">
            <text:p>1,066666666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7" calcext:value-type="float">
            <text:p>1,67</text:p>
          </table:table-cell>
          <table:table-cell table:formula="of:=[.$M$4]/[.M44]" office:value-type="float" office:value="8.97005988023952" calcext:value-type="float">
            <text:p>8,9700598802</text:p>
          </table:table-cell>
          <table:table-cell table:number-columns-repeated="2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95" calcext:value-type="float">
            <text:p>4,95</text:p>
          </table:table-cell>
          <table:table-cell table:formula="of:=[.$B$4]/[.B45]" office:value-type="float" office:value="20.8080808080808" calcext:value-type="float">
            <text:p>20,808080808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44" calcext:value-type="float">
            <text:p>0,44</text:p>
          </table:table-cell>
          <table:table-cell table:formula="of:=[.$G$4]/[.G45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54" calcext:value-type="float">
            <text:p>1,54</text:p>
          </table:table-cell>
          <table:table-cell table:formula="of:=[.$M$4]/[.M45]" office:value-type="float" office:value="9.72727272727273" calcext:value-type="float">
            <text:p>9,7272727273</text:p>
          </table:table-cell>
          <table:table-cell table:number-columns-repeated="2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05" calcext:value-type="float">
            <text:p>6,05</text:p>
          </table:table-cell>
          <table:table-cell table:formula="of:=[.$B$4]/[.B46]" office:value-type="float" office:value="17.0247933884298" calcext:value-type="float">
            <text:p>17,024793388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9" calcext:value-type="float">
            <text:p>0,69</text:p>
          </table:table-cell>
          <table:table-cell table:formula="of:=[.$G$4]/[.G46]" office:value-type="float" office:value="1.15942028985507" calcext:value-type="float">
            <text:p>1,159420289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77" calcext:value-type="float">
            <text:p>1,77</text:p>
          </table:table-cell>
          <table:table-cell table:formula="of:=[.$M$4]/[.M46]" office:value-type="float" office:value="8.46327683615819" calcext:value-type="float">
            <text:p>8,4632768362</text:p>
          </table:table-cell>
          <table:table-cell table:number-columns-repeated="2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B$4]/[.B47]" office:value-type="float" office:value="25.75" calcext:value-type="float">
            <text:p>25,7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8" calcext:value-type="float">
            <text:p>0,28</text:p>
          </table:table-cell>
          <table:table-cell table:formula="of:=[.$G$4]/[.G47]" office:value-type="float" office:value="2.85714285714286" calcext:value-type="float">
            <text:p>2,857142857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61" calcext:value-type="float">
            <text:p>1,61</text:p>
          </table:table-cell>
          <table:table-cell table:formula="of:=[.$M$4]/[.M47]" office:value-type="float" office:value="9.30434782608696" calcext:value-type="float">
            <text:p>9,3043478261</text:p>
          </table:table-cell>
          <table:table-cell table:number-columns-repeated="2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24" calcext:value-type="float">
            <text:p>6,24</text:p>
          </table:table-cell>
          <table:table-cell table:formula="of:=[.$B$4]/[.B48]" office:value-type="float" office:value="16.5064102564103" calcext:value-type="float">
            <text:p>16,506410256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44" calcext:value-type="float">
            <text:p>0,44</text:p>
          </table:table-cell>
          <table:table-cell table:formula="of:=[.$G$4]/[.G48]" office:value-type="float" office:value="1.81818181818182" calcext:value-type="float">
            <text:p>1,818181818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95" calcext:value-type="float">
            <text:p>1,95</text:p>
          </table:table-cell>
          <table:table-cell table:formula="of:=[.$M$4]/[.M48]" office:value-type="float" office:value="7.68205128205128" calcext:value-type="float">
            <text:p>7,6820512821</text:p>
          </table:table-cell>
          <table:table-cell table:number-columns-repeated="2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2" calcext:value-type="float">
            <text:p>6,2</text:p>
          </table:table-cell>
          <table:table-cell table:formula="of:=[.$B$4]/[.B49]" office:value-type="float" office:value="16.6129032258065" calcext:value-type="float">
            <text:p>16,612903225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76" calcext:value-type="float">
            <text:p>0,76</text:p>
          </table:table-cell>
          <table:table-cell table:formula="of:=[.$G$4]/[.G49]" office:value-type="float" office:value="1.05263157894737" calcext:value-type="float">
            <text:p>1,052631578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4" calcext:value-type="float">
            <text:p>1,4</text:p>
          </table:table-cell>
          <table:table-cell table:formula="of:=[.$M$4]/[.M49]" office:value-type="float" office:value="10.7" calcext:value-type="float">
            <text:p>10,7</text:p>
          </table:table-cell>
          <table:table-cell table:number-columns-repeated="2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37" calcext:value-type="float">
            <text:p>5,37</text:p>
          </table:table-cell>
          <table:table-cell table:formula="of:=[.$B$4]/[.B50]" office:value-type="float" office:value="19.1806331471136" calcext:value-type="float">
            <text:p>19,180633147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66" calcext:value-type="float">
            <text:p>0,66</text:p>
          </table:table-cell>
          <table:table-cell table:formula="of:=[.$G$4]/[.G50]" office:value-type="float" office:value="1.21212121212121" calcext:value-type="float">
            <text:p>1,212121212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.73" calcext:value-type="float">
            <text:p>1,73</text:p>
          </table:table-cell>
          <table:table-cell table:formula="of:=[.$M$4]/[.M50]" office:value-type="float" office:value="8.65895953757225" calcext:value-type="float">
            <text:p>8,6589595376</text:p>
          </table:table-cell>
          <table:table-cell table:number-columns-repeated="2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74" calcext:value-type="float">
            <text:p>4,74</text:p>
          </table:table-cell>
          <table:table-cell table:formula="of:=[.$B$4]/[.B51]" office:value-type="float" office:value="21.7299578059072" calcext:value-type="float">
            <text:p>21,72995780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63" calcext:value-type="float">
            <text:p>0,63</text:p>
          </table:table-cell>
          <table:table-cell table:formula="of:=[.$G$4]/[.G51]" office:value-type="float" office:value="1.26984126984127" calcext:value-type="float">
            <text:p>1,269841269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formula="of:=[.$M$4]/[.M51]" office:value-type="float" office:value="8.32222222222222" calcext:value-type="float">
            <text:p>8,3222222222</text:p>
          </table:table-cell>
          <table:table-cell table:number-columns-repeated="2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17" calcext:value-type="float">
            <text:p>5,17</text:p>
          </table:table-cell>
          <table:table-cell table:formula="of:=[.$B$4]/[.B52]" office:value-type="float" office:value="19.9226305609284" calcext:value-type="float">
            <text:p>19,922630560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38" calcext:value-type="float">
            <text:p>0,38</text:p>
          </table:table-cell>
          <table:table-cell table:formula="of:=[.$G$4]/[.G52]" office:value-type="float" office:value="2.10526315789474" calcext:value-type="float">
            <text:p>2,105263157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.57" calcext:value-type="float">
            <text:p>1,57</text:p>
          </table:table-cell>
          <table:table-cell table:formula="of:=[.$M$4]/[.M52]" office:value-type="float" office:value="9.54140127388535" calcext:value-type="float">
            <text:p>9,5414012739</text:p>
          </table:table-cell>
          <table:table-cell table:number-columns-repeated="2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formula="of:=[.$B$4]/[.B53]" office:value-type="float" office:value="22.8888888888889" calcext:value-type="float">
            <text:p>22,8888888889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1.61" calcext:value-type="float">
            <text:p>1,61</text:p>
          </table:table-cell>
          <table:table-cell table:formula="of:=[.$M$4]/[.M53]" office:value-type="float" office:value="9.30434782608696" calcext:value-type="float">
            <text:p>9,3043478261</text:p>
          </table:table-cell>
          <table:table-cell table:number-columns-repeated="2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,6</text:p>
          </table:table-cell>
          <table:table-cell table:formula="of:=[.$B$4]/[.B54]" office:value-type="float" office:value="18.3928571428571" calcext:value-type="float">
            <text:p>18,3928571429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1.94" calcext:value-type="float">
            <text:p>1,94</text:p>
          </table:table-cell>
          <table:table-cell table:formula="of:=[.$M$4]/[.M54]" office:value-type="float" office:value="7.72164948453608" calcext:value-type="float">
            <text:p>7,7216494845</text:p>
          </table:table-cell>
          <table:table-cell table:number-columns-repeated="2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5" calcext:value-type="float">
            <text:p>5,5</text:p>
          </table:table-cell>
          <table:table-cell table:formula="of:=[.$B$4]/[.B55]" office:value-type="float" office:value="18.7272727272727" calcext:value-type="float">
            <text:p>18,7272727273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office:value-type="float" office:value="1.39" calcext:value-type="float">
            <text:p>1,39</text:p>
          </table:table-cell>
          <table:table-cell table:formula="of:=[.$M$4]/[.M55]" office:value-type="float" office:value="10.7769784172662" calcext:value-type="float">
            <text:p>10,7769784173</text:p>
          </table:table-cell>
          <table:table-cell table:number-columns-repeated="2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7" calcext:value-type="float">
            <text:p>5,7</text:p>
          </table:table-cell>
          <table:table-cell table:formula="of:=[.$B$4]/[.B56]" office:value-type="float" office:value="18.0701754385965" calcext:value-type="float">
            <text:p>18,0701754386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1.44" calcext:value-type="float">
            <text:p>1,44</text:p>
          </table:table-cell>
          <table:table-cell table:formula="of:=[.$M$4]/[.M56]" office:value-type="float" office:value="10.4027777777778" calcext:value-type="float">
            <text:p>10,4027777778</text:p>
          </table:table-cell>
          <table:table-cell table:number-columns-repeated="2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,2</text:p>
          </table:table-cell>
          <table:table-cell table:formula="of:=[.$B$4]/[.B57]" office:value-type="float" office:value="19.8076923076923" calcext:value-type="float">
            <text:p>19,8076923077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1.79" calcext:value-type="float">
            <text:p>1,79</text:p>
          </table:table-cell>
          <table:table-cell table:formula="of:=[.$M$4]/[.M57]" office:value-type="float" office:value="8.36871508379888" calcext:value-type="float">
            <text:p>8,3687150838</text:p>
          </table:table-cell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97" calcext:value-type="float">
            <text:p>6,97</text:p>
          </table:table-cell>
          <table:table-cell table:formula="of:=[.$B$4]/[.B58]" office:value-type="float" office:value="14.7776183644189" calcext:value-type="float">
            <text:p>14,7776183644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office:value-type="float" office:value="1.24" calcext:value-type="float">
            <text:p>1,24</text:p>
          </table:table-cell>
          <table:table-cell table:formula="of:=[.$M$4]/[.M58]" office:value-type="float" office:value="12.0806451612903" calcext:value-type="float">
            <text:p>12,0806451613</text:p>
          </table:table-cell>
          <table:table-cell table:number-columns-repeated="2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86" calcext:value-type="float">
            <text:p>5,86</text:p>
          </table:table-cell>
          <table:table-cell table:formula="of:=[.$B$4]/[.B59]" office:value-type="float" office:value="17.5767918088737" calcext:value-type="float">
            <text:p>17,5767918089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.83" calcext:value-type="float">
            <text:p>1,83</text:p>
          </table:table-cell>
          <table:table-cell table:formula="of:=[.$M$4]/[.M59]" office:value-type="float" office:value="8.18579234972678" calcext:value-type="float">
            <text:p>8,1857923497</text:p>
          </table:table-cell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72" calcext:value-type="float">
            <text:p>5,72</text:p>
          </table:table-cell>
          <table:table-cell table:formula="of:=[.$B$4]/[.B60]" office:value-type="float" office:value="18.006993006993" calcext:value-type="float">
            <text:p>18,00699300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1.39" calcext:value-type="float">
            <text:p>1,39</text:p>
          </table:table-cell>
          <table:table-cell table:formula="of:=[.$M$4]/[.M60]" office:value-type="float" office:value="10.7769784172662" calcext:value-type="float">
            <text:p>10,7769784173</text:p>
          </table:table-cell>
          <table:table-cell table:number-columns-repeated="2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59" calcext:value-type="float">
            <text:p>6,59</text:p>
          </table:table-cell>
          <table:table-cell table:formula="of:=[.$B$4]/[.B61]" office:value-type="float" office:value="15.6297420333839" calcext:value-type="float">
            <text:p>15,6297420334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office:value-type="float" office:value="2.79" calcext:value-type="float">
            <text:p>2,79</text:p>
          </table:table-cell>
          <table:table-cell table:formula="of:=[.$M$4]/[.M61]" office:value-type="float" office:value="5.36917562724014" calcext:value-type="float">
            <text:p>5,3691756272</text:p>
          </table:table-cell>
          <table:table-cell table:number-columns-repeated="2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" calcext:value-type="float">
            <text:p>5,5</text:p>
          </table:table-cell>
          <table:table-cell table:formula="of:=[.$B$4]/[.B62]" office:value-type="float" office:value="18.7272727272727" calcext:value-type="float">
            <text:p>18,7272727273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office:value-type="float" office:value="2.22" calcext:value-type="float">
            <text:p>2,22</text:p>
          </table:table-cell>
          <table:table-cell table:formula="of:=[.$M$4]/[.M62]" office:value-type="float" office:value="6.74774774774775" calcext:value-type="float">
            <text:p>6,7477477477</text:p>
          </table:table-cell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" calcext:value-type="float">
            <text:p>5,8</text:p>
          </table:table-cell>
          <table:table-cell table:formula="of:=[.$B$4]/[.B63]" office:value-type="float" office:value="17.7586206896552" calcext:value-type="float">
            <text:p>17,7586206897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1.34" calcext:value-type="float">
            <text:p>1,34</text:p>
          </table:table-cell>
          <table:table-cell table:formula="of:=[.$M$4]/[.M63]" office:value-type="float" office:value="11.1791044776119" calcext:value-type="float">
            <text:p>11,1791044776</text:p>
          </table:table-cell>
          <table:table-cell table:number-columns-repeated="2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37" calcext:value-type="float">
            <text:p>6,37</text:p>
          </table:table-cell>
          <table:table-cell table:formula="of:=[.$B$4]/[.B64]" office:value-type="float" office:value="16.1695447409733" calcext:value-type="float">
            <text:p>16,169544741</text:p>
          </table:table-cell>
          <table:table-cell table:number-columns-repeated="37"/>
        </table:table-row>
        <table:table-row table:style-name="ro1" table:number-rows-repeated="1048511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15:50:30.119682341</meta:creation-date>
    <meta:generator>LibreOffice/4.1.3.2$Linux_X86_64 LibreOffice_project/410m0$Build-2</meta:generator>
    <dc:date>2013-11-23T19:54:41.284071539</dc:date>
    <meta:editing-duration>PT3H39M17S</meta:editing-duration>
    <meta:editing-cycles>14</meta:editing-cycles>
    <meta:document-statistic meta:table-count="1" meta:cell-count="5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true" chart:minimum="1" chart:maximum="11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55cm" svg:height="11.662cm" xlink:href=".." xlink:type="simple" chart:class="chart:scatter" chart:style-name="ch1">
        <chart:legend chart:legend-position="end" svg:x="14.529cm" svg:y="5.283cm" style:legend-expansion="high" chart:style-name="ch2"/>
        <chart:plot-area chart:style-name="ch3" table:cell-range-address="Arkusz1.A4:Arkusz1.B64 Arkusz1.M4:Arkusz1.M63" chart:data-source-has-labels="both" svg:x="1.358cm" svg:y="1.067cm" svg:width="12.477cm" svg:height="9.381cm">
          <chartooo:coordinate-region svg:x="2.015cm" svg:y="1.1cm" svg:width="11.633cm" svg:height="8.701cm"/>
          <chart:axis chart:dimension="x" chart:name="primary-x" chart:style-name="ch4" chartooo:axis-type="auto">
            <chart:title svg:x="5.964cm" svg:y="10.681cm" chart:style-name="ch5">
              <text:p>Number of processors</text:p>
            </chart:title>
            <chart:categories table:cell-range-address="Arkusz1.A4:Arkusz1.A64"/>
          </chart:axis>
          <chart:axis chart:dimension="y" chart:name="primary-y" chart:style-name="ch6">
            <chart:title svg:x="0.451cm" svg:y="6.41cm" chart:style-name="ch7">
              <text:p>Time (s)</text:p>
            </chart:title>
            <chart:grid chart:style-name="ch8" chart:class="major"/>
          </chart:axis>
          <chart:series chart:style-name="ch9" chart:values-cell-range-address="Arkusz1.B4:Arkusz1.B64" chart:label-cell-address="" chart:class="chart:scatter">
            <chart:domain table:cell-range-address="Arkusz1.A4:Arkusz1.A64"/>
            <chart:data-point chart:repeated="61"/>
          </chart:series>
          <chart:series chart:style-name="ch10" chart:values-cell-range-address="Arkusz1.M4:Arkusz1.M63" chart:label-cell-address="" chart:class="chart:scatter">
            <chart:domain table:cell-range-address="Arkusz1.L4:Arkusz1.L63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768x1152</text:p>
              </table:table-cell>
              <table:table-cell office:value-type="string">
                <text:p>Kolumna L</text:p>
              </table:table-cell>
              <table:table-cell office:value-type="string">
                <text:p>768x768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4:Arkusz1.A64</svg:desc>
                </draw:g>
              </table:table-cell>
              <table:table-cell office:value-type="float" office:value="1">
                <text:p>1</text:p>
                <draw:g>
                  <svg:desc>Arkusz1.A4:Arkusz1.A64</svg:desc>
                </draw:g>
              </table:table-cell>
              <table:table-cell office:value-type="float" office:value="103">
                <text:p>103</text:p>
                <draw:g>
                  <svg:desc>Arkusz1.B4:Arkusz1.B64</svg:desc>
                </draw:g>
              </table:table-cell>
              <table:table-cell office:value-type="float" office:value="1">
                <text:p>1</text:p>
                <draw:g>
                  <svg:desc>Arkusz1.L4:Arkusz1.L63</svg:desc>
                </draw:g>
              </table:table-cell>
              <table:table-cell office:value-type="float" office:value="14.98">
                <text:p>14.98</text:p>
                <draw:g>
                  <svg:desc>Arkusz1.M4:Arkusz1.M6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5.8">
                <text:p>55.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1.6">
                <text:p>21.6</text:p>
              </table:table-cell>
              <table:table-cell office:value-type="float" office:value="5">
                <text:p>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1.4">
                <text:p>21.4</text:p>
              </table:table-cell>
              <table:table-cell office:value-type="float" office:value="6">
                <text:p>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.6">
                <text:p>15.6</text:p>
              </table:table-cell>
              <table:table-cell office:value-type="float" office:value="7">
                <text:p>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.7">
                <text:p>13.7</text:p>
              </table:table-cell>
              <table:table-cell office:value-type="float" office:value="8">
                <text:p>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.22">
                <text:p>13.22</text:p>
              </table:table-cell>
              <table:table-cell office:value-type="float" office:value="9">
                <text:p>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4">
                <text:p>10.4</text:p>
              </table:table-cell>
              <table:table-cell office:value-type="float" office:value="11">
                <text:p>1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.77">
                <text:p>10.77</text:p>
              </table:table-cell>
              <table:table-cell office:value-type="float" office:value="12">
                <text:p>1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.41">
                <text:p>9.41</text:p>
              </table:table-cell>
              <table:table-cell office:value-type="float" office:value="13">
                <text:p>1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14">
                <text:p>1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.9">
                <text:p>8.9</text:p>
              </table:table-cell>
              <table:table-cell office:value-type="float" office:value="15">
                <text:p>1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.4">
                <text:p>8.4</text:p>
              </table:table-cell>
              <table:table-cell office:value-type="float" office:value="16">
                <text:p>1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6.9">
                <text:p>6.9</text:p>
              </table:table-cell>
              <table:table-cell office:value-type="float" office:value="17">
                <text:p>1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18">
                <text:p>1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3">
                <text:p>7.3</text:p>
              </table:table-cell>
              <table:table-cell office:value-type="float" office:value="19">
                <text:p>1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1">
                <text:p>9.1</text:p>
              </table:table-cell>
              <table:table-cell office:value-type="float" office:value="21">
                <text:p>2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8.9">
                <text:p>8.9</text:p>
              </table:table-cell>
              <table:table-cell office:value-type="float" office:value="22">
                <text:p>2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.4">
                <text:p>5.4</text:p>
              </table:table-cell>
              <table:table-cell office:value-type="float" office:value="23">
                <text:p>2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9.3">
                <text:p>9.3</text:p>
              </table:table-cell>
              <table:table-cell office:value-type="float" office:value="24">
                <text:p>24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8.17">
                <text:p>8.17</text:p>
              </table:table-cell>
              <table:table-cell office:value-type="float" office:value="25">
                <text:p>2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8.8">
                <text:p>8.8</text:p>
              </table:table-cell>
              <table:table-cell office:value-type="float" office:value="26">
                <text:p>2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.3">
                <text:p>5.3</text:p>
              </table:table-cell>
              <table:table-cell office:value-type="float" office:value="27">
                <text:p>2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.4">
                <text:p>7.4</text:p>
              </table:table-cell>
              <table:table-cell office:value-type="float" office:value="28">
                <text:p>2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.2">
                <text:p>5.2</text:p>
              </table:table-cell>
              <table:table-cell office:value-type="float" office:value="29">
                <text:p>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">
                <text:p>8.4</text:p>
              </table:table-cell>
              <table:table-cell office:value-type="float" office:value="30">
                <text:p>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.6">
                <text:p>5.6</text:p>
              </table:table-cell>
              <table:table-cell office:value-type="float" office:value="31">
                <text:p>31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5.4">
                <text:p>5.4</text:p>
              </table:table-cell>
              <table:table-cell office:value-type="float" office:value="32">
                <text:p>3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33">
                <text:p>33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7.8">
                <text:p>7.8</text:p>
              </table:table-cell>
              <table:table-cell office:value-type="float" office:value="34">
                <text:p>3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35">
                <text:p>3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6.7">
                <text:p>6.7</text:p>
              </table:table-cell>
              <table:table-cell office:value-type="float" office:value="36">
                <text:p>3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.34">
                <text:p>7.34</text:p>
              </table:table-cell>
              <table:table-cell office:value-type="float" office:value="37">
                <text:p>37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.53">
                <text:p>6.53</text:p>
              </table:table-cell>
              <table:table-cell office:value-type="float" office:value="38">
                <text:p>3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5">
                <text:p>7.5</text:p>
              </table:table-cell>
              <table:table-cell office:value-type="float" office:value="39">
                <text:p>3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6.5">
                <text:p>6.5</text:p>
              </table:table-cell>
              <table:table-cell office:value-type="float" office:value="40">
                <text:p>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6.6">
                <text:p>6.6</text:p>
              </table:table-cell>
              <table:table-cell office:value-type="float" office:value="41">
                <text:p>4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.95">
                <text:p>4.95</text:p>
              </table:table-cell>
              <table:table-cell office:value-type="float" office:value="42">
                <text:p>4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6.05">
                <text:p>6.05</text:p>
              </table:table-cell>
              <table:table-cell office:value-type="float" office:value="43">
                <text:p>4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6.24">
                <text:p>6.24</text:p>
              </table:table-cell>
              <table:table-cell office:value-type="float" office:value="45">
                <text:p>4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.2">
                <text:p>6.2</text:p>
              </table:table-cell>
              <table:table-cell office:value-type="float" office:value="46">
                <text:p>4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37">
                <text:p>5.37</text:p>
              </table:table-cell>
              <table:table-cell office:value-type="float" office:value="48">
                <text:p>4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74">
                <text:p>4.74</text:p>
              </table:table-cell>
              <table:table-cell office:value-type="float" office:value="49">
                <text:p>4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.17">
                <text:p>5.17</text:p>
              </table:table-cell>
              <table:table-cell office:value-type="float" office:value="50">
                <text:p>5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.5">
                <text:p>4.5</text:p>
              </table:table-cell>
              <table:table-cell office:value-type="float" office:value="51">
                <text:p>5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.6">
                <text:p>5.6</text:p>
              </table:table-cell>
              <table:table-cell office:value-type="float" office:value="52">
                <text:p>5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.5">
                <text:p>5.5</text:p>
              </table:table-cell>
              <table:table-cell office:value-type="float" office:value="54">
                <text:p>5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5.7">
                <text:p>5.7</text:p>
              </table:table-cell>
              <table:table-cell office:value-type="float" office:value="55">
                <text:p>55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.2">
                <text:p>5.2</text:p>
              </table:table-cell>
              <table:table-cell office:value-type="float" office:value="56">
                <text:p>5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6.97">
                <text:p>6.97</text:p>
              </table:table-cell>
              <table:table-cell office:value-type="float" office:value="57">
                <text:p>5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.86">
                <text:p>5.86</text:p>
              </table:table-cell>
              <table:table-cell office:value-type="float" office:value="58">
                <text:p>5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72">
                <text:p>5.72</text:p>
              </table:table-cell>
              <table:table-cell office:value-type="float" office:value="60">
                <text:p>6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.59">
                <text:p>6.59</text:p>
              </table:table-cell>
              <table:table-cell office:value-type="float" office:value="62">
                <text:p>62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.5">
                <text:p>5.5</text:p>
              </table:table-cell>
              <table:table-cell office:value-type="float" office:value="63">
                <text:p>6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5.8">
                <text:p>5.8</text:p>
              </table:table-cell>
              <table:table-cell office:value-type="float" office:value="64">
                <text:p>6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.37">
                <text:p>6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7cm" svg:height="9.006cm" xlink:href=".." xlink:type="simple" chart:class="chart:line" chart:style-name="ch1">
        <chart:plot-area chart:style-name="ch2" table:cell-range-address="Arkusz1.F4:Arkusz1.G52" chart:data-source-has-labels="column" svg:x="1.25cm" svg:y="0.855cm" svg:width="10.269cm" svg:height="6.99cm">
          <chartooo:coordinate-region svg:x="1.977cm" svg:y="1.054cm" svg:width="9.355cm" svg:height="5.746cm"/>
          <chart:axis chart:dimension="x" chart:name="primary-x" chart:style-name="ch3" chartooo:axis-type="auto">
            <chartooo:date-scale/>
            <chart:title svg:x="4.752cm" svg:y="8.025cm" chart:style-name="ch4">
              <text:p>Number of processors</text:p>
            </chart:title>
            <chart:categories table:cell-range-address="Arkusz1.F4:Arkusz1.F52"/>
          </chart:axis>
          <chart:axis chart:dimension="y" chart:name="primary-y" chart:style-name="ch5">
            <chart:title svg:x="0.451cm" svg:y="5.003cm" chart:style-name="ch6">
              <text:p>Time (s)</text:p>
            </chart:title>
            <chart:grid chart:style-name="ch7" chart:class="major"/>
          </chart:axis>
          <chart:series chart:style-name="ch8" chart:values-cell-range-address="Arkusz1.G4:Arkusz1.G52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F4:Arkusz1.F52</svg:desc>
                </draw:g>
              </table:table-cell>
              <table:table-cell office:value-type="float" office:value="0.8">
                <text:p>0.8</text:p>
                <draw:g>
                  <svg:desc>Arkusz1.G4:Arkusz1.G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66cm" svg:height="11.927cm" xlink:href=".." xlink:type="simple" chart:class="chart:scatter" chart:style-name="ch1">
        <chart:legend chart:legend-position="end" svg:x="16.682cm" svg:y="5.166cm" style:legend-expansion="high" chart:style-name="ch2"/>
        <chart:plot-area chart:style-name="ch3" table:cell-range-address="Arkusz1.L4:Arkusz1.L46 Arkusz1.F4:Arkusz1.F52 Arkusz1.H4:Arkusz1.H52 Arkusz1.C4:Arkusz1.C64 Arkusz1.AN4:Arkusz1.AN32" chart:data-source-has-labels="both" svg:x="1.422cm" svg:y="1.087cm" svg:width="14.438cm" svg:height="9.621cm">
          <chartooo:coordinate-region svg:x="2.043cm" svg:y="1.286cm" svg:width="13.63cm" svg:height="8.775cm"/>
          <chart:axis chart:dimension="x" chart:name="primary-x" chart:style-name="ch4" chartooo:axis-type="auto">
            <chart:title svg:x="7.009cm" svg:y="10.946cm" chart:style-name="ch5">
              <text:p>Number of processors</text:p>
            </chart:title>
            <chart:categories table:cell-range-address="Arkusz1.L4:Arkusz1.L46"/>
          </chart:axis>
          <chart:axis chart:dimension="y" chart:name="primary-y" chart:style-name="ch4">
            <chart:title svg:x="0.451cm" svg:y="6.589cm" chart:style-name="ch6">
              <text:p>Speedup</text:p>
            </chart:title>
            <chart:grid chart:style-name="ch7" chart:class="major"/>
          </chart:axis>
          <chart:series chart:style-name="ch8" chart:values-cell-range-address="Arkusz1.H4:Arkusz1.H52" chart:label-cell-address="" chart:class="chart:scatter">
            <chart:domain table:cell-range-address="Arkusz1.F4:Arkusz1.F52"/>
            <chart:data-point chart:repeated="49"/>
          </chart:series>
          <chart:series chart:style-name="ch9" chart:values-cell-range-address="Arkusz1.C4:Arkusz1.C64" chart:label-cell-address="" chart:class="chart:scatter">
            <chart:domain table:cell-range-address="Arkusz1.A4:Arkusz1.A64"/>
            <chart:data-point chart:repeated="61"/>
          </chart:series>
          <chart:series chart:style-name="ch10" chart:values-cell-range-address="Arkusz1.AN4:Arkusz1.AN32" chart:label-cell-address="" chart:class="chart:scatter">
            <chart:domain table:cell-range-address="Arkusz1.AM4:Arkusz1.AM32"/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192x128</text:p>
              </table:table-cell>
              <table:table-cell office:value-type="string">
                <text:p>Kolumna A</text:p>
              </table:table-cell>
              <table:table-cell office:value-type="string">
                <text:p>768x1152</text:p>
              </table:table-cell>
              <table:table-cell office:value-type="string">
                <text:p>Kolumna AM</text:p>
              </table:table-cell>
              <table:table-cell office:value-type="string">
                <text:p>Perfect speedu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L4:Arkusz1.L46</svg:desc>
                </draw:g>
              </table:table-cell>
              <table:table-cell office:value-type="float" office:value="1">
                <text:p>1</text:p>
                <draw:g>
                  <svg:desc>Arkusz1.F4:Arkusz1.F52</svg:desc>
                </draw:g>
              </table:table-cell>
              <table:table-cell office:value-type="float" office:value="1">
                <text:p>1</text:p>
                <draw:g>
                  <svg:desc>Arkusz1.H4:Arkusz1.H52</svg:desc>
                </draw:g>
              </table:table-cell>
              <table:table-cell office:value-type="float" office:value="1">
                <text:p>1</text:p>
                <draw:g>
                  <svg:desc>Arkusz1.A4:Arkusz1.A64</svg:desc>
                </draw:g>
              </table:table-cell>
              <table:table-cell office:value-type="float" office:value="1">
                <text:p>1</text:p>
                <draw:g>
                  <svg:desc>Arkusz1.C4:Arkusz1.C64</svg:desc>
                </draw:g>
              </table:table-cell>
              <table:table-cell office:value-type="float" office:value="1">
                <text:p>1</text:p>
                <draw:g>
                  <svg:desc>Arkusz1.AM4:Arkusz1.AM32</svg:desc>
                </draw:g>
              </table:table-cell>
              <table:table-cell office:value-type="float" office:value="1">
                <text:p>1</text:p>
                <draw:g>
                  <svg:desc>Arkusz1.AN4:Arkusz1.AN3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2">
                <text:p>2</text:p>
              </table:table-cell>
              <table:table-cell office:value-type="float" office:value="1.84587813620072">
                <text:p>1.8458781362007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35294117647059">
                <text:p>2.35294117647059</text:p>
              </table:table-cell>
              <table:table-cell office:value-type="float" office:value="3">
                <text:p>3</text:p>
              </table:table-cell>
              <table:table-cell office:value-type="float" office:value="2.86111111111111">
                <text:p>2.861111111111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4">
                <text:p>4</text:p>
              </table:table-cell>
              <table:table-cell office:value-type="float" office:value="3.81481481481481">
                <text:p>3.814814814814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5">
                <text:p>5</text:p>
              </table:table-cell>
              <table:table-cell office:value-type="float" office:value="4.76851851851852">
                <text:p>4.7685185185185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6">
                <text:p>6</text:p>
              </table:table-cell>
              <table:table-cell office:value-type="float" office:value="4.81308411214953">
                <text:p>4.8130841121495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.58064516129032">
                <text:p>2.58064516129032</text:p>
              </table:table-cell>
              <table:table-cell office:value-type="float" office:value="7">
                <text:p>7</text:p>
              </table:table-cell>
              <table:table-cell office:value-type="float" office:value="6.6025641025641">
                <text:p>6.602564102564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8">
                <text:p>8</text:p>
              </table:table-cell>
              <table:table-cell office:value-type="float" office:value="7.51824817518248">
                <text:p>7.5182481751824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51977401129944">
                <text:p>4.51977401129944</text:p>
              </table:table-cell>
              <table:table-cell office:value-type="float" office:value="9">
                <text:p>9</text:p>
              </table:table-cell>
              <table:table-cell office:value-type="float" office:value="7.79122541603631">
                <text:p>7.7912254160363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0">
                <text:p>10</text:p>
              </table:table-cell>
              <table:table-cell office:value-type="float" office:value="8.72881355932203">
                <text:p>8.7288135593220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11">
                <text:p>11</text:p>
              </table:table-cell>
              <table:table-cell office:value-type="float" office:value="9.90384615384615">
                <text:p>9.903846153846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12">
                <text:p>12</text:p>
              </table:table-cell>
              <table:table-cell office:value-type="float" office:value="9.5636025998143">
                <text:p>9.563602599814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3">
                <text:p>13</text:p>
              </table:table-cell>
              <table:table-cell office:value-type="float" office:value="10.9458023379384">
                <text:p>10.94580233793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14">
                <text:p>14</text:p>
              </table:table-cell>
              <table:table-cell office:value-type="float" office:value="11.1351351351351">
                <text:p>11.135135135135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15">
                <text:p>15</text:p>
              </table:table-cell>
              <table:table-cell office:value-type="float" office:value="11.5730337078652">
                <text:p>11.57303370786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6">
                <text:p>16</text:p>
              </table:table-cell>
              <table:table-cell office:value-type="float" office:value="12.2619047619048">
                <text:p>12.261904761904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17">
                <text:p>17</text:p>
              </table:table-cell>
              <table:table-cell office:value-type="float" office:value="14.9275362318841">
                <text:p>14.927536231884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8">
                <text:p>18</text:p>
              </table:table-cell>
              <table:table-cell office:value-type="float" office:value="13.5526315789474">
                <text:p>13.552631578947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19">
                <text:p>19</text:p>
              </table:table-cell>
              <table:table-cell office:value-type="float" office:value="14.1095890410959">
                <text:p>14.109589041095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20">
                <text:p>20</text:p>
              </table:table-cell>
              <table:table-cell office:value-type="float" office:value="14.7142857142857">
                <text:p>14.71428571428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21">
                <text:p>21</text:p>
              </table:table-cell>
              <table:table-cell office:value-type="float" office:value="11.3186813186813">
                <text:p>11.318681318681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22">
                <text:p>22</text:p>
              </table:table-cell>
              <table:table-cell office:value-type="float" office:value="11.5730337078652">
                <text:p>11.573033707865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6">
                <text:p>1.6</text:p>
              </table:table-cell>
              <table:table-cell office:value-type="float" office:value="23">
                <text:p>23</text:p>
              </table:table-cell>
              <table:table-cell office:value-type="float" office:value="19.0740740740741">
                <text:p>19.074074074074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73913043478261">
                <text:p>1.73913043478261</text:p>
              </table:table-cell>
              <table:table-cell office:value-type="float" office:value="24">
                <text:p>24</text:p>
              </table:table-cell>
              <table:table-cell office:value-type="float" office:value="11.0752688172043">
                <text:p>11.075268817204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.6070991432069">
                <text:p>12.607099143206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.90476190476191">
                <text:p>1.90476190476191</text:p>
              </table:table-cell>
              <table:table-cell office:value-type="float" office:value="26">
                <text:p>26</text:p>
              </table:table-cell>
              <table:table-cell office:value-type="float" office:value="11.7045454545455">
                <text:p>11.704545454545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27">
                <text:p>27</text:p>
              </table:table-cell>
              <table:table-cell office:value-type="float" office:value="19.4339622641509">
                <text:p>19.433962264150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.08108108108108">
                <text:p>1.08108108108108</text:p>
              </table:table-cell>
              <table:table-cell office:value-type="float" office:value="28">
                <text:p>28</text:p>
              </table:table-cell>
              <table:table-cell office:value-type="float" office:value="13.9189189189189">
                <text:p>13.918918918918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.47826086956522">
                <text:p>3.47826086956522</text:p>
              </table:table-cell>
              <table:table-cell office:value-type="float" office:value="29">
                <text:p>29</text:p>
              </table:table-cell>
              <table:table-cell office:value-type="float" office:value="19.8076923076923">
                <text:p>19.8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.73913043478261">
                <text:p>1.73913043478261</text:p>
              </table:table-cell>
              <table:table-cell office:value-type="float" office:value="30">
                <text:p>30</text:p>
              </table:table-cell>
              <table:table-cell office:value-type="float" office:value="12.2619047619048">
                <text:p>12.2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31">
                <text:p>31</text:p>
              </table:table-cell>
              <table:table-cell office:value-type="float" office:value="18.3928571428571">
                <text:p>18.39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32">
                <text:p>32</text:p>
              </table:table-cell>
              <table:table-cell office:value-type="float" office:value="19.0740740740741">
                <text:p>19.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3">
                <text:p>33</text:p>
              </table:table-cell>
              <table:table-cell office:value-type="float" office:value="16.3492063492063">
                <text:p>16.349206349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34">
                <text:p>34</text:p>
              </table:table-cell>
              <table:table-cell office:value-type="float" office:value="13.2051282051282">
                <text:p>13.205128205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.31147540983607">
                <text:p>1.31147540983607</text:p>
              </table:table-cell>
              <table:table-cell office:value-type="float" office:value="35">
                <text:p>35</text:p>
              </table:table-cell>
              <table:table-cell office:value-type="float" office:value="15.1470588235294">
                <text:p>15.1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.50943396226415">
                <text:p>1.50943396226415</text:p>
              </table:table-cell>
              <table:table-cell office:value-type="float" office:value="36">
                <text:p>36</text:p>
              </table:table-cell>
              <table:table-cell office:value-type="float" office:value="15.3731343283582">
                <text:p>15.373134328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.6">
                <text:p>1.6</text:p>
              </table:table-cell>
              <table:table-cell office:value-type="float" office:value="38">
                <text:p>38</text:p>
              </table:table-cell>
              <table:table-cell office:value-type="float" office:value="14.0326975476839">
                <text:p>14.0326975476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39">
                <text:p>39</text:p>
              </table:table-cell>
              <table:table-cell office:value-type="float" office:value="15.7733537519142">
                <text:p>15.773353751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1.63265306122449">
                <text:p>1.63265306122449</text:p>
              </table:table-cell>
              <table:table-cell office:value-type="float" office:value="40">
                <text:p>40</text:p>
              </table:table-cell>
              <table:table-cell office:value-type="float" office:value="13.7333333333333">
                <text:p>13.7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2">
                <text:p>42</text:p>
              </table:table-cell>
              <table:table-cell office:value-type="float" office:value="15.8461538461538">
                <text:p>15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43">
                <text:p>43</text:p>
              </table:table-cell>
              <table:table-cell office:value-type="float" office:value="15.6060606060606">
                <text:p>15.6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44">
                <text:p>44</text:p>
              </table:table-cell>
              <table:table-cell office:value-type="float" office:value="20.8080808080808">
                <text:p>20.808080808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1.15942028985507">
                <text:p>1.15942028985507</text:p>
              </table:table-cell>
              <table:table-cell office:value-type="float" office:value="45">
                <text:p>45</text:p>
              </table:table-cell>
              <table:table-cell office:value-type="float" office:value="17.0247933884298">
                <text:p>17.024793388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46">
                <text:p>46</text:p>
              </table:table-cell>
              <table:table-cell office:value-type="float" office:value="25.75">
                <text:p>2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47">
                <text:p>47</text:p>
              </table:table-cell>
              <table:table-cell office:value-type="float" office:value="16.5064102564103">
                <text:p>16.506410256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48">
                <text:p>48</text:p>
              </table:table-cell>
              <table:table-cell office:value-type="float" office:value="16.6129032258065">
                <text:p>16.612903225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1.21212121212121">
                <text:p>1.21212121212121</text:p>
              </table:table-cell>
              <table:table-cell office:value-type="float" office:value="49">
                <text:p>49</text:p>
              </table:table-cell>
              <table:table-cell office:value-type="float" office:value="19.1806331471136">
                <text:p>19.180633147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1.26984126984127">
                <text:p>1.26984126984127</text:p>
              </table:table-cell>
              <table:table-cell office:value-type="float" office:value="50">
                <text:p>50</text:p>
              </table:table-cell>
              <table:table-cell office:value-type="float" office:value="21.7299578059072">
                <text:p>21.729957805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51">
                <text:p>51</text:p>
              </table:table-cell>
              <table:table-cell office:value-type="float" office:value="19.9226305609284">
                <text:p>19.922630560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22.8888888888889">
                <text:p>22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8.3928571428571">
                <text:p>18.39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8.7272727272727">
                <text:p>18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8.0701754385965">
                <text:p>18.070175438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9.8076923076923">
                <text:p>19.8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4.7776183644189">
                <text:p>14.777618364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7.5767918088737">
                <text:p>17.576791808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8.006993006993">
                <text:p>18.00699300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5.6297420333839">
                <text:p>15.629742033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8.7272727272727">
                <text:p>18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7.7586206896552">
                <text:p>17.758620689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6.1695447409733">
                <text:p>16.1695447409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